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Wrapper.ParameterWrapper( Map prefixed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Wrapper.is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Wrapper.parameterize( Parameters _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Wrapper.getMissing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Wrapper.put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Wrapper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Wrapp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